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912323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solid" draw:stroke-dash="Dashed_20__28_var_29__20_8161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c0598e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8162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c0598e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8163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c0598e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8164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c0598e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8165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c0598e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8166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c0598e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12323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c0598e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481cm" svg:height="1.356cm" svg:x="10.287cm" svg:y="14.396cm" svg:viewBox="0 0 1482 1357" draw:points="0,138 1482,0 847,1357">
            <text:p/>
          </draw:polygon>
          <draw:line draw:style-name="gr2" draw:text-style-name="P2" draw:layer="layout" svg:x1="11.138cm" svg:y1="15.747cm" svg:x2="11.765cm" svg:y2="14.403cm">
            <text:p/>
          </draw:line>
          <draw:line draw:style-name="gr3" draw:text-style-name="P2" draw:layer="layout" svg:x1="11.135cm" svg:y1="15.749cm" svg:x2="10.293cm" svg:y2="14.542cm">
            <text:p/>
          </draw:line>
          <draw:line draw:style-name="gr4" draw:text-style-name="P2" draw:layer="layout" svg:x1="11.767cm" svg:y1="14.403cm" svg:x2="10.293cm" svg:y2="14.536cm">
            <text:p/>
          </draw:line>
          <draw:line draw:style-name="gr5" draw:text-style-name="P2" draw:layer="layout" svg:x1="10.595cm" svg:y1="15.187cm" svg:x2="10.862cm" svg:y2="15.11cm">
            <text:p/>
          </draw:line>
          <draw:line draw:style-name="gr6" draw:text-style-name="P2" draw:layer="layout" svg:x1="10.966cm" svg:y1="14.359cm" svg:x2="11.076cm" svg:y2="14.612cm">
            <text:p/>
          </draw:line>
          <draw:line draw:style-name="gr7" draw:text-style-name="P2" draw:layer="layout" svg:x1="11.349cm" svg:y1="15.057cm" svg:x2="11.614cm" svg:y2="14.978cm">
            <text:p/>
          </draw:line>
          <draw:frame draw:style-name="gr8" draw:text-style-name="P4" draw:layer="layout" svg:width="0.936cm" svg:height="0.63cm" svg:x="9.676cm" svg:y="14.031cm">
            <draw:text-box>
              <text:p text:style-name="P3"><text:span text:style-name="T1">G</text:span></text:p>
            </draw:text-box>
          </draw:frame>
          <draw:frame draw:style-name="gr8" draw:text-style-name="P4" draw:layer="layout" svg:width="0.934cm" svg:height="0.63cm" svg:x="11.542cm" svg:y="13.937cm">
            <draw:text-box>
              <text:p text:style-name="P3"><text:span text:style-name="T1">H</text:span></text:p>
            </draw:text-box>
          </draw:frame>
          <draw:frame draw:style-name="gr8" draw:text-style-name="P4" draw:layer="layout" svg:width="0.934cm" svg:height="0.63cm" svg:x="10.794cm" svg:y="15.707cm">
            <draw:text-box>
              <text:p text:style-name="P3"><text:span text:style-name="T1">I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8161" draw:display-name="Dashed (var) 8161" draw:style="rect" draw:dots1="1" draw:dots1-length="0.003cm" draw:dots2="1" draw:dots2-length="0.003cm" draw:distance="0.003cm"/>
    <draw:stroke-dash draw:name="Dashed_20__28_var_29__20_8162" draw:display-name="Dashed (var) 8162" draw:style="rect" draw:dots1="1" draw:dots1-length="0.003cm" draw:dots2="1" draw:dots2-length="0.003cm" draw:distance="0.003cm"/>
    <draw:stroke-dash draw:name="Dashed_20__28_var_29__20_8163" draw:display-name="Dashed (var) 8163" draw:style="rect" draw:dots1="1" draw:dots1-length="0.003cm" draw:dots2="1" draw:dots2-length="0.003cm" draw:distance="0.003cm"/>
    <draw:stroke-dash draw:name="Dashed_20__28_var_29__20_8164" draw:display-name="Dashed (var) 8164" draw:style="rect" draw:dots1="1" draw:dots1-length="0.003cm" draw:dots2="1" draw:dots2-length="0.003cm" draw:distance="0.003cm"/>
    <draw:stroke-dash draw:name="Dashed_20__28_var_29__20_8165" draw:display-name="Dashed (var) 8165" draw:style="rect" draw:dots1="1" draw:dots1-length="0.003cm" draw:dots2="1" draw:dots2-length="0.003cm" draw:distance="0.003cm"/>
    <draw:stroke-dash draw:name="Dashed_20__28_var_29__20_8166" draw:display-name="Dashed (var) 8166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22:58.474033064</meta:creation-date>
    <dc:date>2018-02-26T13:23:15.514349021</dc:date>
    <meta:editing-duration>PT17S</meta:editing-duration>
    <meta:editing-cycles>1</meta:editing-cycles>
    <meta:document-statistic meta:object-count="11"/>
    <meta:generator>LibreOffice/6.0.0.3$MacOSX_X86_64 LibreOffice_project/64a0f66915f38c6217de274f0aa8e15618924765</meta:generator>
  </office:meta>
</office:document-meta>
</file>